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Segoe UI" svg:font-family="'Segoe UI'" style:font-family-generic="roman"/>
    <style:font-face style:name="TeX Gyre Schola" svg:font-family="'TeX Gyre Schola'" style:font-family-generic="roman"/>
    <style:font-face style:name="Times New Roman" svg:font-family="'Times New Roman'" style:font-family-generic="roman"/>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officeooo:rsid="0001dbcb" officeooo:paragraph-rsid="000872df"/>
    </style:style>
    <style:style style:name="P3" style:family="paragraph" style:parent-style-name="Standard" style:list-style-name="WWNum2"/>
    <style:style style:name="P4" style:family="paragraph" style:parent-style-name="Heading_20_1" style:list-style-name="WWNum3" style:master-page-name="Standard">
      <style:paragraph-properties fo:margin-top="0.1665in" fo:margin-bottom="0.0835in" loext:contextual-spacing="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872df"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01dbcb" style:font-style-asian="normal" style:font-style-complex="normal"/>
    </style:style>
    <style:style style:name="T7" style:family="text">
      <style:text-properties fo:language="en" fo:country="US" fo:font-style="normal" officeooo:rsid="0008d37e" style:font-style-asian="normal" style:font-style-complex="normal"/>
    </style:style>
    <style:style style:name="T8" style:family="text">
      <style:text-properties fo:language="en" fo:country="US" officeooo:rsid="0001dbcb"/>
    </style:style>
    <style:style style:name="T9" style:family="text">
      <style:text-properties fo:language="en" fo:country="US" officeooo:rsid="000239bb"/>
    </style:style>
    <style:style style:name="T10" style:family="text">
      <style:text-properties fo:language="en" fo:country="US" officeooo:rsid="00062821"/>
    </style:style>
    <style:style style:name="T11" style:family="text">
      <style:text-properties fo:language="en" fo:country="US" officeooo:rsid="000679a3"/>
    </style:style>
    <style:style style:name="T12" style:family="text">
      <style:text-properties fo:language="en" fo:country="US" officeooo:rsid="0006c474"/>
    </style:style>
    <style:style style:name="T13" style:family="text">
      <style:text-properties fo:language="en" fo:country="US" officeooo:rsid="00080d4f"/>
    </style:style>
    <style:style style:name="T14" style:family="text">
      <style:text-properties fo:language="en" fo:country="US" officeooo:rsid="000872df"/>
    </style:style>
    <style:style style:name="T15" style:family="text">
      <style:text-properties fo:language="en" fo:country="US" officeooo:rsid="0008d37e"/>
    </style:style>
    <style:style style:name="T16" style:family="text">
      <style:text-properties fo:language="en" fo:country="US" officeooo:rsid="000a75ae"/>
    </style:style>
    <style:style style:name="T17" style:family="text">
      <style:text-properties style:text-position="super 58%" fo:language="en" fo:country="US"/>
    </style:style>
    <style:style style:name="T18" style:family="text">
      <style:text-properties style:text-position="0% 100%" fo:language="en" fo:country="US"/>
    </style:style>
    <style:style style:name="T19" style:family="text">
      <style:text-properties style:text-position="0% 100%" fo:language="en" fo:country="US" officeooo:rsid="0001dbc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73503961" text:style-name="WWNum3">
        <text:list-item>
          <text:h text:style-name="P4" text:outline-level="1"><text:span text:style-name="T8">Title: </text:span><text:span text:style-name="T1">To be decided</text:span></text:h>
        </text:list-item>
      </text:list>
      <text:p text:style-name="P1"/>
      <text:p text:style-name="Standard"><text:span text:style-name="T1">Pratik R Gupte</text:span><text:span text:style-name="T17">1,2</text:span><text:span text:style-name="T18"> </text:span><text:span text:style-name="T19">et al.</text:span></text:p>
      <text:p text:style-name="Standard"/>
      <text:list xml:id="list4178284598" text:style-name="WWNum2">
        <text:list-item>
          <text:p text:style-name="P3"><text:span text:style-name="T17">1</text:span><text:span text:style-name="T1">Groningen Institute for Evolutionary Life Sciences – University of Groningen, Netherlands</text:span></text:p>
          <text:list>
            <text:list-item>
              <text:list>
                <text:list-item>
                  <text:p text:style-name="P3"><text:span text:style-name="T17">2</text:span><text:span text:style-name="T1">Department of Coastal Systems – <text:s/>Royal Netherlands Institute for Sea Research, Netherlands</text:span></text:p>
                </text:list-item>
              </text:list>
            </text:list-item>
          </text:list>
        </text:list-item>
      </text:list>
      <text:p text:style-name="P1"/>
      <text:p text:style-name="Text_20_body"><text:span text:style-name="T2">Contact</text:span><text:span text:style-name="T1">: </text:span><text:a xlink:type="simple" xlink:href="mailto:p.r.gupte@rug.nl" text:style-name="ListLabel_20_7" text:visited-style-name="ListLabel_20_7"><text:span text:style-name="Internet_20_link"><text:span text:style-name="T1">p.r.gupte@rug.nl</text:span></text:span></text:a></text:p>
      <text:p text:style-name="Text_20_body"><text:span text:style-name="T2">Keywords</text:span><text:span text:style-name="T1">: Red knots </text:span><text:span text:style-name="T3">Calidris canutus</text:span><text:span text:style-name="T5">, </text:span><text:span text:style-name="T6">Step Selection Functions </text:span><text:span text:style-name="T7">(SSF)</text:span><text:span text:style-name="T6">, </text:span><text:span text:style-name="T7">ATLAS Time of Arrival tracking, Synoptic Intertidal Benthic Survey (SIBES)</text:span></text:p>
      <text:p text:style-name="Text_20_body"><text:span text:style-name="T1">Shorebirds </text:span><text:span text:style-name="T14">gather in huge non-breeding flocks</text:span><text:span text:style-name="T1"> on the </text:span><text:span text:style-name="T14">islands and </text:span><text:span text:style-name="T1">intertidal mudflats of the </text:span><text:span text:style-name="T14">Dutch </text:span><text:span text:style-name="T1">Wadden Sea. </text:span><text:span text:style-name="T14">Here, waders such as red knots </text:span><text:span text:style-name="T4">Calidris canutus</text:span><text:span text:style-name="T14"> comb the substrate for accessible buried macrozoobenthos during fleeting windows of opportunity created by the tidal cycle. Foraging in groups</text:span><text:span text:style-name="T1"> </text:span><text:span text:style-name="T14">at the waterline </text:span><text:span text:style-name="T1">allows </text:span><text:span text:style-name="T14">knots</text:span><text:span text:style-name="T1"> to avoid predation and increase efficiency in locating food patches and assessing their quality </text:span><text:span text:style-name="T14">but comes with the costs of competition</text:span><text:span text:style-name="T1">. </text:span><text:span text:style-name="T14">Knots must balance these costs and benefits against</text:span><text:span text:style-name="T5"> </text:span><text:span text:style-name="T7">their intrinsic tendency for exploration, which has been shown to influence space use and prey preference in the lab and field. Modern animal tracking methods that enable following large numbers of inviduals simultaneously, a long-term benthic sampling programme, controlled testing of knots for exploration scores, and traditional biometric measurements have increased the quality and quantity of information from this system to unprecedented levels.</text:span><text:span text:style-name="T5"> </text:span><text:span text:style-name="T7">This </text:span><text:span text:style-name="T5">enable</text:span><text:span text:style-name="T7">s</text:span><text:span text:style-name="T5"> the investigation of </text:span><text:span text:style-name="T7">aspects of wader movement in ways unavailable to previous studies.</text:span></text:p>
      <text:p text:style-name="P2"><text:span text:style-name="T1">Here, we present </text:span><text:span text:style-name="T15">the system </text:span><text:span text:style-name="T16">and</text:span><text:span text:style-name="T15"> </text:span><text:span text:style-name="T1">work in progress that takes advantage of the </text:span><text:span text:style-name="T14">capacities accumulated </text:span><text:span text:style-name="T15">therein</text:span><text:span text:style-name="T1">: advanced high-frequency tracking using ATLAS Time of Arrival </text:span><text:span text:style-name="T11">tags</text:span><text:span text:style-name="T1"> (135 red knots tracked over </text:span><text:span text:style-name="T3">n</text:span><text:span text:style-name="T5"> days at 0.25 Hz frequency)</text:span><text:span text:style-name="T1">, </text:span><text:span text:style-name="T11">periodic, </text:span><text:span text:style-name="T1">high resolution sampling of the resource landscape (250 m grid over </text:span><text:span text:style-name="T3">n </text:span><text:span text:style-name="T5">square km of the tracking area)</text:span><text:span text:style-name="T1">, experimental measurements of exploration scores of the same individuals </text:span><text:span text:style-name="T9">later released with ATLAS tags, </text:span><text:span text:style-name="T14">as well as traditional biometric measures</text:span><text:span text:style-name="T1">. </text:span><text:span text:style-name="T9">W</text:span><text:span text:style-name="T1">e </text:span><text:span text:style-name="T9">apply an approach using</text:span><text:span text:style-name="T1"> step selection functions </text:span><text:span text:style-name="T14">with</text:span><text:span text:style-name="T9"> overlapping and interacting drivers --- periodic variation in the area available for exploitation </text:span><text:span text:style-name="T12">due to the tidal cycle</text:span><text:span text:style-name="T9">, </text:span><text:span text:style-name="T10">a spatially variable and ever-depleting resource landscape, </text:span><text:span text:style-name="T11">changeable densities of conspecifics responding to the tide and to resource </text:span><text:span text:style-name="T12">depletion</text:span><text:span text:style-name="T11">, and intrinsic drivers </text:span><text:span text:style-name="T12">of movement</text:span><text:span text:style-name="T11"> such as personality and memory. </text:span><text:span text:style-name="T12">We test the extent to which first each driver, and then additive combinations of drivers predict the step selection of red knots. </text:span><text:span text:style-name="T13">We apply this approach to both empirical data from ATLAS tracking, as well as to individual based simulations in which we </text:span><text:span text:style-name="T14">specify simple movement rules by which agents respond to simulated abiotic and biotic landscapes. We thereby aim to tease apart how </text:span><text:span text:style-name="T1">red knots decide on when </text:span><text:span text:style-name="T9">and where to move. </text:span><text:span text:style-name="T14">Using simulations, we also examine the fitness consequences of movement in agents following additive rules in patchy landscapes. Overall, we seek a better understanding of the causes and outcomes of animal movement in complex environ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Segoe UI" svg:font-family="'Segoe UI'" style:font-family-generic="roman"/>
    <style:font-face style:name="TeX Gyre Schola" svg:font-family="'TeX Gyre Schola'" style:font-family-generic="roman"/>
    <style:font-face style:name="Times New Roman" svg:font-family="'Times New Roman'" style:font-family-generic="roman"/>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GB" style:letter-kerning="false" style:font-name-asian="Calibri"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GB" style:letter-kerning="false" style:font-name-asian="Calibri" style:font-size-asian="10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fo:font-size="12pt" fo:language="en" fo:country="GB" style:letter-kerning="false" style:font-name-asian="Calibri"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asian="Cambria" style:font-family-asian="Cambria" style:font-family-generic-asian="system" style:font-pitch-asian="variable"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Cambria" style:font-family-asian="Cambria" style:font-family-generic-asian="system" style:font-pitch-asian="variable"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Cambria" style:font-family-asian="Cambria" style:font-family-generic-asian="system" style:font-pitch-asian="variable"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name-asian="Cambria" style:font-family-asian="Cambria"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Style2" style:family="paragraph" style:parent-style-name="Subtitle" style:default-outline-level="2" style:list-style-name="">
      <style:paragraph-properties fo:margin-left="0in" fo:margin-right="-0.0429in" fo:margin-top="0.0835in" fo:margin-bottom="0.0835in" loext:contextual-spacing="false" fo:text-indent="0in" style:auto-text-indent="false" fo:padding-left="0in" fo:padding-right="0in" fo:padding-top="0in" fo:padding-bottom="0.0138in" fo:border-left="none" fo:border-right="none" fo:border-top="none" fo:border-bottom="0.51pt solid #00000a"/>
      <style:text-properties fo:color="#000000" style:font-name="Arial" fo:font-family="Arial" style:font-family-generic="roman" fo:letter-spacing="normal" fo:language="en" fo:country="US" style:font-name-asian="MS Gothic" style:font-family-asian="'MS Gothic'" style:font-family-generic-asian="system" style:font-pitch-asian="variable" style:rfc-language-tag-asian="x-none" style:font-name-complex="Arial1" style:font-family-complex="Arial" style:font-family-generic-complex="system" style:font-pitch-complex="variable" style:font-style-complex="italic" style:font-weight-complex="bold"/>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font-size="11pt" fo:letter-spacing="0.0102in" style:font-name-asian="Calibri" style:font-family-asian="Calibri" style:font-family-generic-asian="system" style:font-pitch-asian="variable" style:font-size-asian="11pt" style:font-size-complex="11pt"/>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Subtitle_20_Char" style:display-name="Subtitle Char" style:family="text" style:parent-style-name="Default_20_Paragraph_20_Font">
      <style:text-properties fo:color="#5a5a5a" fo:font-size="11pt" fo:letter-spacing="0.0102in" style:font-name-asian="Calibri" style:font-family-asian="Calibri" style:font-family-generic-asian="system" style:font-pitch-asian="variable" style:font-size-asian="11pt" style:font-size-complex="11pt"/>
    </style:style>
    <style:style style:name="Internet_20_link" style:display-name="Internet link"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text-properties style:use-window-font-color="true" style:font-name="TeX Gyre Schola" fo:font-family="'TeX Gyre Schola'" style:font-family-generic="roman" fo:font-size="10pt" fo:language="en" fo:country="US" style:text-underline-style="none" style:font-size-asian="10pt" style:font-size-complex="10pt"/>
    </style:style>
    <style:style style:name="Line_20_numbering" style:display-name="Line numbering" style:family="text"/>
    <style:style style:name="ListLabel_20_7" style:display-name="ListLabel 7" style:family="text">
      <style:text-properties fo:language="en" fo:country="U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937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5:49:00</meta:creation-date>
    <meta:initial-creator>Selin Ersoy</meta:initial-creator>
    <dc:language>en-GB</dc:language>
    <dc:creator>pratik gupte</dc:creator>
    <dc:date>2018-11-06T08:57:54.134032580</dc:date>
    <meta:editing-cycles>72</meta:editing-cycles>
    <meta:editing-duration>PT7H53M14S</meta:editing-duration>
    <meta:generator>LibreOffice/6.0.6.2$Linux_X86_64 LibreOffice_project/00m0$Build-2</meta:generator>
    <meta:document-statistic meta:table-count="0" meta:image-count="0" meta:object-count="0" meta:page-count="1" meta:paragraph-count="8" meta:word-count="448" meta:character-count="3018" meta:non-whitespace-character-count="25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